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4" style:parent-style-name="UrbanTitle">
      <style:text-properties fo:font-size="14pt" officeooo:paragraph-rsid="001a571a" style:font-name="Arial" style:font-size-asian="14pt" style:font-size-complex="14pt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9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10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2pt" fo:font-weight="normal" officeooo:paragraph-rsid="001a571a" style:font-name="Arial" style:font-size-asian="12pt" style:font-size-complex="12pt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090719"/>
    </style:style>
    <style:style style:family="text" style:name="T4">
      <style:text-properties fo:text-transform="uppercase" officeooo:rsid="0022c4d6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2b323c" style:font-weight-asian="normal" style:font-weight-complex="normal"/>
    </style:style>
    <style:style style:family="text" style:name="T17">
      <style:text-properties fo:background-color="transparent" loext:char-shading-value="0" officeooo:rsid="0005ad24"/>
    </style:style>
    <style:style style:family="text" style:name="T18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9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20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<text:span text:style-name="T20">do text</text:span></text:p><text:p text:style-name="P11"><text:span text:style-name="T20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4">ATTESTATION</text:span><text:span text:style-name="T1"> d'affichage </text:span><text:span text:style-name="T2">DE LA </text:span><text:span text:style-name="T3">DÉCISION</text:span></text:p>
      <text:p text:style-name="P2"/>
      <text:p text:style-name="P3"/>
      <text:p text:style-name="P2"/>
      <text:p text:style-name="P2"><office:annotation><dc:creator>Gauthier Bastien</dc:creator><dc:date>2011-02-16T16:12:24</dc:date><text:p text:style-name="P12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7"/>
      <text:p text:style-name="P10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6">d'environnement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Inquiry().getInvestigationStart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,</text:span><text:span text:style-name="T17">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8"/>
      <text:p text:style-name="P9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<text:s/></text:span></text:p>
      <text:p text:style-name="P5"/>
      <text:p text:style-name="P6"><office:annotation><dc:creator>bleybaert</dc:creator><dc:date>2018-07-20T13:49:50</dc:date><loext:sender-initials>ble</loext:sender-initials><text:p text:style-name="P12"><text:span text:style-name="T21">do text</text:span></text:p><text:p text:style-name="P12"><text:span text:style-name="T21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4" style:parent-style-name="UrbanTitle">
      <style:text-properties fo:font-size="14pt" officeooo:paragraph-rsid="001a571a" style:font-name="Arial" style:font-size-asian="14pt" style:font-size-complex="14pt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9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10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2pt" fo:font-weight="normal" officeooo:paragraph-rsid="001a571a" style:font-name="Arial" style:font-size-asian="12pt" style:font-size-complex="12pt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090719"/>
    </style:style>
    <style:style style:family="text" style:name="T4">
      <style:text-properties fo:text-transform="uppercase" officeooo:rsid="0022c4d6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2b323c" style:font-weight-asian="normal" style:font-weight-complex="normal"/>
    </style:style>
    <style:style style:family="text" style:name="T17">
      <style:text-properties fo:background-color="transparent" loext:char-shading-value="0" officeooo:rsid="0005ad24"/>
    </style:style>
    <style:style style:family="text" style:name="T18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9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20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<text:span text:style-name="T20">do text</text:span></text:p><text:p text:style-name="P11"><text:span text:style-name="T20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4">ATTESTATION</text:span><text:span text:style-name="T1"> d'affichage </text:span><text:span text:style-name="T2">DE LA </text:span><text:span text:style-name="T3">DÉCISION</text:span></text:p>
      <text:p text:style-name="P2"/>
      <text:p text:style-name="P3"/>
      <text:p text:style-name="P2"/>
      <text:p text:style-name="P2"><office:annotation><dc:creator>Gauthier Bastien</dc:creator><dc:date>2011-02-16T16:12:24</dc:date><text:p text:style-name="P12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7"/>
      <text:p text:style-name="P10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6">d'environnement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Inquiry().getInvestigationStart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,</text:span><text:span text:style-name="T17">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8"/>
      <text:p text:style-name="P9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<text:s/></text:span></text:p>
      <text:p text:style-name="P5"/>
      <text:p text:style-name="P6"><office:annotation><dc:creator>bleybaert</dc:creator><dc:date>2018-07-20T13:49:50</dc:date><loext:sender-initials>ble</loext:sender-initials><text:p text:style-name="P12"><text:span text:style-name="T21">do text</text:span></text:p><text:p text:style-name="P12"><text:span text:style-name="T21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4" style:parent-style-name="UrbanTitle">
      <style:text-properties fo:font-size="14pt" officeooo:paragraph-rsid="001a571a" style:font-name="Arial" style:font-size-asian="14pt" style:font-size-complex="14pt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9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10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2pt" fo:font-weight="normal" officeooo:paragraph-rsid="001a571a" style:font-name="Arial" style:font-size-asian="12pt" style:font-size-complex="12pt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090719"/>
    </style:style>
    <style:style style:family="text" style:name="T4">
      <style:text-properties fo:text-transform="uppercase" officeooo:rsid="0022c4d6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2b323c" style:font-weight-asian="normal" style:font-weight-complex="normal"/>
    </style:style>
    <style:style style:family="text" style:name="T17">
      <style:text-properties fo:background-color="transparent" loext:char-shading-value="0" officeooo:rsid="0005ad24"/>
    </style:style>
    <style:style style:family="text" style:name="T18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9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20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<text:span text:style-name="T20">do text</text:span></text:p><text:p text:style-name="P11"><text:span text:style-name="T20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4">ATTESTATION</text:span><text:span text:style-name="T1"> d'affichage </text:span><text:span text:style-name="T2">DE LA </text:span><text:span text:style-name="T3">DÉCISION</text:span></text:p>
      <text:p text:style-name="P2"/>
      <text:p text:style-name="P3"/>
      <text:p text:style-name="P2"/>
      <text:p text:style-name="P2"><office:annotation><dc:creator>Gauthier Bastien</dc:creator><dc:date>2011-02-16T16:12:24</dc:date><text:p text:style-name="P12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7"/>
      <text:p text:style-name="P10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6">d'environnement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Inquiry().getInvestigationStart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,</text:span><text:span text:style-name="T17">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8"/>
      <text:p text:style-name="P9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<text:s/></text:span></text:p>
      <text:p text:style-name="P5"/>
      <text:p text:style-name="P6"><office:annotation><dc:creator>bleybaert</dc:creator><dc:date>2018-07-20T13:49:50</dc:date><loext:sender-initials>ble</loext:sender-initials><text:p text:style-name="P12"><text:span text:style-name="T21">do text</text:span></text:p><text:p text:style-name="P12"><text:span text:style-name="T21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1a571a" style:font-name="Arial" style:font-size-asian="9pt" style:font-size-complex="9pt"/>
    </style:style>
    <style:style style:family="paragraph" style:name="P4" style:parent-style-name="UrbanTitle">
      <style:text-properties fo:font-size="14pt" officeooo:paragraph-rsid="001a571a" style:font-name="Arial" style:font-size-asian="14pt" style:font-size-complex="14pt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8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9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10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2pt" fo:font-weight="normal" officeooo:paragraph-rsid="001a571a" style:font-name="Arial" style:font-size-asian="12pt" style:font-size-complex="12pt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090719"/>
    </style:style>
    <style:style style:family="text" style:name="T4">
      <style:text-properties fo:text-transform="uppercase" officeooo:rsid="0022c4d6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2b323c" style:font-weight-asian="normal" style:font-weight-complex="normal"/>
    </style:style>
    <style:style style:family="text" style:name="T17">
      <style:text-properties fo:background-color="transparent" loext:char-shading-value="0" officeooo:rsid="0005ad24"/>
    </style:style>
    <style:style style:family="text" style:name="T18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9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20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<text:span text:style-name="T20">do text</text:span></text:p><text:p text:style-name="P11"><text:span text:style-name="T20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4">ATTESTATION</text:span><text:span text:style-name="T1"> d'affichage </text:span><text:span text:style-name="T2">DE LA </text:span><text:span text:style-name="T3">DÉCISION</text:span></text:p>
      <text:p text:style-name="P2"/>
      <text:p text:style-name="P3"/>
      <text:p text:style-name="P2"/>
      <text:p text:style-name="P2"><office:annotation><dc:creator>Gauthier Bastien</dc:creator><dc:date>2011-02-16T16:12:24</dc:date><text:p text:style-name="P12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7"/>
      <text:p text:style-name="P10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6">d'environnement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Inquiry().getInvestigationStart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,</text:span><text:span text:style-name="T17">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8"/>
      <text:p text:style-name="P9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<text:s/></text:span></text:p>
      <text:p text:style-name="P5"/>
      <text:p text:style-name="P6"><office:annotation><dc:creator>bleybaert</dc:creator><dc:date>2018-07-20T13:49:50</dc:date><loext:sender-initials>ble</loext:sender-initials><text:p text:style-name="P12"><text:span text:style-name="T21">do text</text:span></text:p><text:p text:style-name="P12"><text:span text:style-name="T21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0-12-02T10:12:17.320955373</dc:date>
    <meta:editing-duration>PT10M6S</meta:editing-duration>
    <meta:editing-cycles>19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26" meta:character-count="934" meta:non-whitespace-character-count="838"/>
  </office:meta>
</office:document-meta>
</file>